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10pt" fo:font-weight="normal" style:font-size-asian="10pt" style:font-weight-asian="normal" fo:background-color="#ffffff"/>
    </style:style>
    <style:style style:name="P2" style:family="paragraph" style:parent-style-name="Standard">
      <style:text-properties officeooo:paragraph-rsid="00029360"/>
    </style:style>
    <style:style style:name="P3" style:family="paragraph" style:parent-style-name="Standard">
      <style:text-properties officeooo:rsid="0005b0ba" officeooo:paragraph-rsid="0005b0ba"/>
    </style:style>
    <style:style style:name="T1" style:family="text">
      <style:text-properties fo:color="#0000ff" style:font-name="Courier New" fo:font-size="10pt" fo:font-weight="bold" style:font-size-asian="10pt" style:font-weight-asian="bold" fo:background-color="#ffffff"/>
    </style:style>
    <style:style style:name="T2" style:family="text">
      <style:text-properties fo:color="#000000" style:font-name="Courier New" fo:font-size="10pt" fo:font-weight="normal" style:font-size-asian="10pt" style:font-weight-asian="normal" fo:background-color="#ffffff"/>
    </style:style>
    <style:style style:name="T3" style:family="text">
      <style:text-properties fo:color="#000080" style:font-name="Courier New" fo:font-size="10pt" fo:font-weight="bold" style:font-size-asian="10pt" style:font-weight-asian="bold" fo:background-color="#ffffff"/>
    </style:style>
    <style:style style:name="T4" style:family="text">
      <style:text-properties fo:color="#008000" style:font-name="Courier New" fo:font-size="10pt" fo:font-weight="normal" style:font-size-asian="10pt" style:font-weight-asian="normal" fo:background-color="#ffffff"/>
    </style:style>
    <style:style style:name="T5" style:family="text">
      <style:text-properties fo:color="#8000ff" style:font-name="Courier New" fo:font-size="10pt" fo:font-weight="normal" style:font-size-asian="10pt" style:font-weight-asian="normal" fo:background-color="#ffffff"/>
    </style:style>
    <style:style style:name="T6" style:family="text">
      <style:text-properties fo:color="#ff8000" style:font-name="Courier New" fo:font-size="10pt" fo:font-weight="normal" style:font-size-asian="10pt" style:font-weight-asian="normal" fo:background-color="#ffffff"/>
    </style:style>
    <style:style style:name="T7" style:family="text">
      <style:text-properties fo:color="#808080" style:font-name="Courier New" fo:font-size="10pt" fo:font-weight="normal" style:font-size-asian="10pt" style:font-weight-asian="normal" fo:background-color="#ffffff"/>
    </style:style>
    <style:style style:name="T8" style:family="text">
      <style:text-properties officeooo:rsid="000293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1) </text:span>O jogo está com problemas de sincronização entre cliente e servidor, por isso o jogo funciona muito bem até os três primeiros passos. Após isso, valores errôneos são inseridos na função disparo.</text:p>
      <text:p text:style-name="Standard"/>
      <text:p text:style-name="Standard">//Acredito que aqui, após a desserialização da mensagem.</text:p>
      <text:p text:style-name="Standard"/>
      <text:p text:style-name="Standard"><text:span text:style-name="T1">if</text:span><text:span text:style-name="T2"> </text:span><text:span text:style-name="T3">(</text:span><text:span text:style-name="T2">sendResult </text:span><text:span text:style-name="T3">!=</text:span><text:span text:style-name="T2"> SOCKET_ERROR</text:span><text:span text:style-name="T3">)</text:span></text:p>
      <text:p text:style-name="Standard"><text:span text:style-name="T2"><text:tab/><text:tab/><text:tab/></text:span><text:span text:style-name="T3">{</text:span></text:p>
      <text:p text:style-name="Standard"><text:span text:style-name="T2"><text:tab/><text:tab/><text:tab/><text:tab/></text:span><text:span text:style-name="T4">//Wait for response</text:span></text:p>
      <text:p text:style-name="Standard"><text:span text:style-name="T2"><text:tab/><text:tab/><text:tab/><text:tab/>ZeroMemory</text:span><text:span text:style-name="T3">(</text:span><text:span text:style-name="T2">buffer</text:span><text:span text:style-name="T3">,</text:span><text:span text:style-name="T2"> </text:span><text:span text:style-name="T1">sizeof</text:span><text:span text:style-name="T3">(</text:span><text:span text:style-name="T2">Packet</text:span><text:span text:style-name="T3">));</text:span></text:p>
      <text:p text:style-name="Standard"><text:span text:style-name="T2"><text:tab/><text:tab/><text:tab/><text:tab/></text:span><text:span text:style-name="T5">int</text:span><text:span text:style-name="T2"> bytesReceived </text:span><text:span text:style-name="T3">=</text:span><text:span text:style-name="T2"> recv</text:span><text:span text:style-name="T3">(</text:span><text:span text:style-name="T2">sock</text:span><text:span text:style-name="T3">,</text:span><text:span text:style-name="T2"> buffer</text:span><text:span text:style-name="T3">,</text:span><text:span text:style-name="T2"> </text:span><text:span text:style-name="T1">sizeof</text:span><text:span text:style-name="T3">(</text:span><text:span text:style-name="T2">Packet</text:span><text:span text:style-name="T3">),</text:span><text:span text:style-name="T2"> </text:span><text:span text:style-name="T6">0</text:span><text:span text:style-name="T3">);</text:span></text:p>
      <text:p text:style-name="Standard"><text:span text:style-name="T2"><text:tab/><text:tab/><text:tab/><text:tab/>Packet </text:span><text:span text:style-name="T3">*</text:span><text:span text:style-name="T2">response </text:span><text:span text:style-name="T3">=</text:span><text:span text:style-name="T2"> </text:span><text:span text:style-name="T1">reinterpret_cast</text:span><text:span text:style-name="T3">&lt;</text:span><text:span text:style-name="T2">Packet</text:span><text:span text:style-name="T3">*&gt;(</text:span><text:span text:style-name="T2">buffer</text:span><text:span text:style-name="T3">);</text:span></text:p>
      <text:p text:style-name="Standard"><text:span text:style-name="T2"><text:tab/><text:tab/><text:tab/><text:tab/></text:span><text:span text:style-name="T1">if</text:span><text:span text:style-name="T2"> </text:span><text:span text:style-name="T3">(</text:span><text:span text:style-name="T2">bytesReceived </text:span><text:span text:style-name="T3">&gt;</text:span><text:span text:style-name="T2"> </text:span><text:span text:style-name="T6">0</text:span><text:span text:style-name="T3">)</text:span><text:span text:style-name="T2"> </text:span><text:span text:style-name="T3">{</text:span></text:p>
      <text:p text:style-name="Standard"><text:span text:style-name="T2"><text:tab/><text:tab/><text:tab/><text:tab/><text:tab/>std</text:span><text:span text:style-name="T3">::</text:span><text:span text:style-name="T2">cout </text:span><text:span text:style-name="T3">&lt;&lt;</text:span><text:span text:style-name="T2"> </text:span><text:span text:style-name="T7">"Bot sent&gt;&gt;"</text:span><text:span text:style-name="T2"> </text:span><text:span text:style-name="T3">&lt;&lt;</text:span><text:span text:style-name="T2"> std</text:span><text:span text:style-name="T3">::</text:span><text:span text:style-name="T2">endl</text:span><text:span text:style-name="T3">;</text:span></text:p>
      <text:p text:style-name="Standard"><text:span text:style-name="T2"><text:tab/><text:tab/><text:tab/><text:tab/><text:tab/>std</text:span><text:span text:style-name="T3">::</text:span><text:span text:style-name="T2">cout </text:span><text:span text:style-name="T3">&lt;&lt;</text:span><text:span text:style-name="T2"> </text:span><text:span text:style-name="T7">"X &gt;"</text:span><text:span text:style-name="T2"> </text:span><text:span text:style-name="T3">&lt;&lt;</text:span><text:span text:style-name="T2"> response</text:span><text:span text:style-name="T3">-&gt;</text:span><text:span text:style-name="T2">x </text:span><text:span text:style-name="T3">&lt;&lt;</text:span><text:span text:style-name="T2"> </text:span><text:span text:style-name="T7">" Y &gt;"</text:span><text:span text:style-name="T2"> </text:span><text:span text:style-name="T3">&lt;&lt;</text:span><text:span text:style-name="T2"> response</text:span><text:span text:style-name="T3">-&gt;</text:span><text:span text:style-name="T2">y </text:span><text:span text:style-name="T3">&lt;&lt;</text:span><text:span text:style-name="T2"> std</text:span><text:span text:style-name="T3">::</text:span><text:span text:style-name="T2">endl</text:span><text:span text:style-name="T3">;</text:span></text:p>
      <text:p text:style-name="Standard"><text:span text:style-name="T2"><text:tab/><text:tab/><text:tab/><text:tab/><text:tab/>std</text:span><text:span text:style-name="T3">::</text:span><text:span text:style-name="T2">cout </text:span><text:span text:style-name="T3">&lt;&lt;</text:span><text:span text:style-name="T2"> </text:span><text:span text:style-name="T7">"Result on Player board: "</text:span><text:span text:style-name="T2"> </text:span><text:span text:style-name="T3">&lt;&lt;</text:span><text:span text:style-name="T2"> playerBoard</text:span><text:span text:style-name="T3">.</text:span><text:span text:style-name="T2">onSendCoordinateSquare</text:span><text:span text:style-name="T3">(</text:span><text:span text:style-name="T2">response</text:span><text:span text:style-name="T3">-&gt;</text:span><text:span text:style-name="T2">x</text:span><text:span text:style-name="T3">,</text:span><text:span text:style-name="T2"> response</text:span><text:span text:style-name="T3">-&gt;</text:span><text:span text:style-name="T2">y</text:span><text:span text:style-name="T3">)</text:span><text:span text:style-name="T2"> </text:span><text:span text:style-name="T3">&lt;&lt;</text:span><text:span text:style-name="T2"> std</text:span><text:span text:style-name="T3">::</text:span><text:span text:style-name="T2">endl</text:span><text:span text:style-name="T3">;</text:span></text:p>
      <text:p text:style-name="P1"/>
      <text:p text:style-name="Standard"><text:span text:style-name="T2"><text:tab/><text:tab/><text:tab/><text:tab/></text:span><text:span text:style-name="T3">}</text:span></text:p>
      <text:p text:style-name="Standard"><text:span text:style-name="T2"><text:tab/><text:tab/><text:tab/></text:span><text:span text:style-name="T3">}</text:span></text:p>
      <text:p text:style-name="Standard"/>
      <text:p text:style-name="P2"><text:span text:style-name="T8">2) </text:span><text:s/>A classe BusinessLogic <text:span text:style-name="T8">é responsável por todas as regras do jogo. Há uma instância da classe no cliente e outra no servidor. <text:s/>Logo, há dois projetos compilados no visual studio para cada lado, ambos diferem apenas na classe main().</text:span></text:p>
      <text:p text:style-name="P2"/>
      <text:p text:style-name="P3">3) Execute os arquivos na pasta executável.</text:p>
      <text:p text:style-name="P2"/>
      <text:p text:style-name="P2"><text:span text:style-name="T8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3:50:44.822000000</meta:creation-date>
    <dc:date>2017-11-20T00:25:25.737000000</dc:date>
    <meta:editing-duration>PT24M30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7" meta:word-count="148" meta:character-count="1029" meta:non-whitespace-character-count="848"/>
  </office:meta>
</office:document-meta>
</file>